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3c72" officeooo:paragraph-rsid="000846d9"/>
    </style:style>
    <style:style style:name="P2" style:family="paragraph" style:parent-style-name="Standard">
      <style:text-properties officeooo:rsid="00073c72" officeooo:paragraph-rsid="00073c72"/>
    </style:style>
    <style:style style:name="P3" style:family="paragraph" style:parent-style-name="Standard">
      <style:text-properties officeooo:rsid="000846d9" officeooo:paragraph-rsid="000846d9"/>
    </style:style>
    <style:style style:name="P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09514c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unnamed0" form:control-implementation="ooo:com.sun.star.form.component.CheckBox" xml:id="control1" form:id="control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2" form:id="control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3" form:id="control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4" form:id="control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5" form:id="control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6" form:id="control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7" form:id="control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8" form:id="control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9" form:id="control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10" form:id="control1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11" form:id="control1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12" form:id="control1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13" form:id="control1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14" form:id="control1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15" form:id="control1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16" form:id="control1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17" form:id="control1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18" form:id="control1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19" form:id="control1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20" form:id="control2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21" form:id="control2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22" form:id="control2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23" form:id="control2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24" form:id="control2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25" form:id="control2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ontrol text:anchor-type="as-char" draw:z-index="0" draw:style-name="gr1" draw:text-style-name="P4" svg:width="0.953cm" svg:height="0.742cm" draw:control="control1"/><text:span text:style-name="T1">Montaigne Essai Des cannibales</text:span></text:p>
      <text:p text:style-name="P1"><draw:control text:anchor-type="as-char" draw:z-index="1" draw:style-name="gr1" draw:text-style-name="P4" svg:width="0.953cm" svg:height="0.742cm" draw:control="control2"/>Autre texte</text:p>
      <text:p text:style-name="P1"><draw:control text:anchor-type="as-char" draw:z-index="2" draw:style-name="gr1" draw:text-style-name="P4" svg:width="0.953cm" svg:height="0.742cm" draw:control="control3"/></text:p>
      <text:p text:style-name="P1"><draw:control text:anchor-type="as-char" draw:z-index="3" draw:style-name="gr1" draw:text-style-name="P4" svg:width="0.953cm" svg:height="0.742cm" draw:control="control4"/></text:p>
      <text:p text:style-name="P1"><draw:control text:anchor-type="as-char" draw:z-index="4" draw:style-name="gr1" draw:text-style-name="P4" svg:width="0.953cm" svg:height="0.742cm" draw:control="control5"/></text:p>
      <text:p text:style-name="P1"><draw:control text:anchor-type="as-char" draw:z-index="5" draw:style-name="gr1" draw:text-style-name="P4" svg:width="0.953cm" svg:height="0.742cm" draw:control="control6"/></text:p>
      <text:p text:style-name="P1"><draw:control text:anchor-type="as-char" draw:z-index="6" draw:style-name="gr1" draw:text-style-name="P4" svg:width="0.953cm" svg:height="0.742cm" draw:control="control7"/></text:p>
      <text:p text:style-name="P1"><draw:control text:anchor-type="as-char" draw:z-index="7" draw:style-name="gr1" draw:text-style-name="P4" svg:width="0.953cm" svg:height="0.742cm" draw:control="control8"/></text:p>
      <text:p text:style-name="P1"><draw:control text:anchor-type="as-char" draw:z-index="8" draw:style-name="gr1" draw:text-style-name="P4" svg:width="0.953cm" svg:height="0.742cm" draw:control="control9"/></text:p>
      <text:p text:style-name="P1"><draw:control text:anchor-type="as-char" draw:z-index="9" draw:style-name="gr1" draw:text-style-name="P4" svg:width="0.953cm" svg:height="0.742cm" draw:control="control10"/></text:p>
      <text:p text:style-name="P1"><draw:control text:anchor-type="as-char" draw:z-index="10" draw:style-name="gr1" draw:text-style-name="P4" svg:width="0.953cm" svg:height="0.742cm" draw:control="control11"/></text:p>
      <text:p text:style-name="P1"><draw:control text:anchor-type="as-char" draw:z-index="11" draw:style-name="gr1" draw:text-style-name="P4" svg:width="0.953cm" svg:height="0.742cm" draw:control="control12"/></text:p>
      <text:p text:style-name="P1"><draw:control text:anchor-type="as-char" draw:z-index="12" draw:style-name="gr1" draw:text-style-name="P4" svg:width="0.953cm" svg:height="0.742cm" draw:control="control13"/></text:p>
      <text:p text:style-name="P1"><draw:control text:anchor-type="as-char" draw:z-index="13" draw:style-name="gr1" draw:text-style-name="P4" svg:width="0.953cm" svg:height="0.742cm" draw:control="control14"/></text:p>
      <text:p text:style-name="P1"><draw:control text:anchor-type="as-char" draw:z-index="14" draw:style-name="gr1" draw:text-style-name="P4" svg:width="0.953cm" svg:height="0.742cm" draw:control="control15"/></text:p>
      <text:p text:style-name="P3"><draw:control text:anchor-type="as-char" draw:z-index="15" draw:style-name="gr1" draw:text-style-name="P4" svg:width="0.953cm" svg:height="0.742cm" draw:control="control16"/></text:p>
      <text:p text:style-name="P3"><draw:control text:anchor-type="as-char" draw:z-index="16" draw:style-name="gr1" draw:text-style-name="P4" svg:width="0.953cm" svg:height="0.742cm" draw:control="control17"/></text:p>
      <text:p text:style-name="P3"><draw:control text:anchor-type="as-char" draw:z-index="17" draw:style-name="gr1" draw:text-style-name="P4" svg:width="0.953cm" svg:height="0.742cm" draw:control="control18"/></text:p>
      <text:p text:style-name="P3"><draw:control text:anchor-type="as-char" draw:z-index="18" draw:style-name="gr1" draw:text-style-name="P4" svg:width="0.953cm" svg:height="0.742cm" draw:control="control19"/></text:p>
      <text:p text:style-name="P3"><draw:control text:anchor-type="as-char" draw:z-index="19" draw:style-name="gr1" draw:text-style-name="P4" svg:width="0.953cm" svg:height="0.742cm" draw:control="control20"/></text:p>
      <text:p text:style-name="P3"><draw:control text:anchor-type="as-char" draw:z-index="20" draw:style-name="gr1" draw:text-style-name="P4" svg:width="0.953cm" svg:height="0.742cm" draw:control="control21"/></text:p>
      <text:p text:style-name="P3"><draw:control text:anchor-type="as-char" draw:z-index="21" draw:style-name="gr1" draw:text-style-name="P4" svg:width="0.953cm" svg:height="0.742cm" draw:control="control22"/></text:p>
      <text:p text:style-name="P3"><draw:control text:anchor-type="as-char" draw:z-index="22" draw:style-name="gr1" draw:text-style-name="P4" svg:width="0.953cm" svg:height="0.742cm" draw:control="control23"/></text:p>
      <text:p text:style-name="P3"><draw:control text:anchor-type="as-char" draw:z-index="23" draw:style-name="gr1" draw:text-style-name="P4" svg:width="0.953cm" svg:height="0.742cm" draw:control="control24"/></text:p>
      <text:p text:style-name="P3"><draw:control text:anchor-type="as-char" draw:z-index="24" draw:style-name="gr1" draw:text-style-name="P4" svg:width="0.953cm" svg:height="0.742cm" draw:control="control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23:30:07.744685999</meta:creation-date>
    <meta:editing-duration>PT24S</meta:editing-duration>
    <meta:editing-cycles>3</meta:editing-cycles>
    <meta:generator>LibreOffice/4.2.4.2$Linux_x86 LibreOffice_project/420m0$Build-2</meta:generator>
    <dc:date>2014-06-24T23:33:19.269236352</dc:date>
    <meta:document-statistic meta:table-count="0" meta:image-count="0" meta:object-count="0" meta:page-count="1" meta:paragraph-count="25" meta:word-count="6" meta:character-count="41" meta:non-whitespace-character-count="37"/>
  </office:meta>
</office:document-meta>
</file>